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svg:stroke-width="0.02cm" svg:stroke-color="#ff0000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style:text-position="-33% 58%"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4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italic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italic" style:font-weight-asian="normal" style:font-family-complex="'Times New Roman'" style:font-family-generic-complex="roman" style:font-pitch-complex="variable" style:font-size-complex="10.1999998092651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frame draw:style-name="gr1" draw:text-style-name="P1" draw:layer="layout" svg:width="1.073cm" svg:height="1.105cm" svg:x="0cm" svg:y="0.395cm">
          <draw:text-box>
            <text:p><text:span text:style-name="T1">L</text:span><text:span text:style-name="T2">1</text:span></text:p>
          </draw:text-box>
        </draw:frame>
        <draw:line draw:style-name="gr2" draw:text-style-name="P2" draw:layer="layout" svg:x1="1cm" svg:y1="1cm" svg:x2="13cm" svg:y2="1cm">
          <text:p/>
        </draw:line>
        <draw:frame draw:style-name="gr1" draw:text-style-name="P1" draw:layer="layout" svg:width="1.073cm" svg:height="1.105cm" svg:x="0cm" svg:y="2.396cm">
          <draw:text-box>
            <text:p><text:span text:style-name="T1">L</text:span><text:span text:style-name="T2">2</text:span></text:p>
          </draw:text-box>
        </draw:frame>
        <draw:line draw:style-name="gr2" draw:text-style-name="P2" draw:layer="layout" svg:x1="1cm" svg:y1="3.001cm" svg:x2="13cm" svg:y2="3.001cm">
          <text:p/>
        </draw:line>
        <draw:frame draw:style-name="gr1" draw:text-style-name="P1" xml:id="id1" draw:id="id1" draw:layer="layout" svg:width="1.815cm" svg:height="1.105cm" svg:x="3.6cm" svg:y="1.046cm">
          <draw:text-box>
            <text:p><text:span text:style-name="T3">w</text:span><text:span text:style-name="T1">(</text:span><text:span text:style-name="T3">x</text:span><text:span text:style-name="T2">1</text:span><text:span text:style-name="T1">)</text:span></text:p>
          </draw:text-box>
        </draw:frame>
        <draw:frame draw:style-name="gr1" draw:text-style-name="P1" xml:id="id2" draw:id="id2" draw:layer="layout" svg:width="1.638cm" svg:height="1.105cm" svg:x="10cm" svg:y="3.046cm">
          <draw:text-box>
            <text:p><text:span text:style-name="T3">r</text:span><text:span text:style-name="T1">(</text:span><text:span text:style-name="T3">x</text:span><text:span text:style-name="T2">2</text:span><text:span text:style-name="T1">)</text:span></text:p>
          </draw:text-box>
        </draw:frame>
        <draw:frame draw:style-name="gr1" draw:text-style-name="P1" draw:layer="layout" svg:width="2.272cm" svg:height="1.105cm" svg:x="1.128cm" svg:y="1.095cm">
          <draw:text-box>
            <text:p><text:span text:style-name="T3">WS</text:span><text:span text:style-name="T1">(x</text:span><text:span text:style-name="T2">1</text:span><text:span text:style-name="T1">)</text:span></text:p>
          </draw:text-box>
        </draw:frame>
        <draw:frame draw:style-name="gr1" draw:text-style-name="P1" draw:layer="layout" svg:width="3.132cm" svg:height="1.105cm" svg:x="5.428cm" svg:y="3.096cm">
          <draw:text-box>
            <text:p><text:span text:style-name="T3">WS</text:span><text:span text:style-name="T1">(</text:span><text:span text:style-name="T4">x</text:span><text:span text:style-name="T5">1 </text:span><text:span text:style-name="T1">; </text:span><text:span text:style-name="T3">x</text:span><text:span text:style-name="T2">2</text:span><text:span text:style-name="T1">)</text:span></text:p>
          </draw:text-box>
        </draw:frame>
        <draw:connector draw:style-name="gr3" draw:text-style-name="P2" draw:layer="layout" draw:type="curve" svg:x1="5.415cm" svg:y1="1.598cm" svg:x2="10cm" svg:y2="3.598cm" draw:start-shape="id1" draw:start-glue-point="1" draw:end-shape="id2" svg:d="m5415 1598c3439 0 1147 2000 4585 2000">
          <text:p/>
        </draw:connector>
        <draw:frame draw:style-name="gr1" draw:text-style-name="P1" draw:layer="layout" svg:width="1.073cm" svg:height="1.105cm" svg:x="0cm" svg:y="5.395cm">
          <draw:text-box>
            <text:p><text:span text:style-name="T1">L</text:span><text:span text:style-name="T2">1</text:span></text:p>
          </draw:text-box>
        </draw:frame>
        <draw:line draw:style-name="gr2" draw:text-style-name="P2" draw:layer="layout" svg:x1="1cm" svg:y1="6cm" svg:x2="13cm" svg:y2="6cm">
          <text:p/>
        </draw:line>
        <draw:frame draw:style-name="gr1" draw:text-style-name="P1" draw:layer="layout" svg:width="1.073cm" svg:height="1.105cm" svg:x="0cm" svg:y="7.396cm">
          <draw:text-box>
            <text:p><text:span text:style-name="T1">L</text:span><text:span text:style-name="T2">2</text:span></text:p>
          </draw:text-box>
        </draw:frame>
        <draw:line draw:style-name="gr2" draw:text-style-name="P2" draw:layer="layout" svg:x1="1cm" svg:y1="8.001cm" svg:x2="13cm" svg:y2="8.001cm">
          <text:p/>
        </draw:line>
        <draw:line draw:style-name="gr4" draw:text-style-name="P2" draw:layer="layout" svg:x1="0.3cm" svg:y1="5cm" svg:x2="12.8cm" svg:y2="9.5cm">
          <text:p/>
        </draw:line>
        <draw:line draw:style-name="gr4" draw:text-style-name="P2" draw:layer="layout" svg:x1="0.3cm" svg:y1="9.5cm" svg:x2="12.8cm" svg:y2="5cm">
          <text:p/>
        </draw:line>
        <draw:frame draw:style-name="gr1" draw:text-style-name="P1" xml:id="id3" draw:id="id3" draw:layer="layout" svg:width="1.815cm" svg:height="1.105cm" svg:x="3.6cm" svg:y="5.947cm">
          <draw:text-box>
            <text:p><text:span text:style-name="T3">w</text:span><text:span text:style-name="T1">(</text:span><text:span text:style-name="T3">x</text:span><text:span text:style-name="T2">1</text:span><text:span text:style-name="T1">)</text:span></text:p>
          </draw:text-box>
        </draw:frame>
        <draw:frame draw:style-name="gr1" draw:text-style-name="P1" xml:id="id4" draw:id="id4" draw:layer="layout" svg:width="1.638cm" svg:height="1.105cm" svg:x="10cm" svg:y="7.947cm">
          <draw:text-box>
            <text:p><text:span text:style-name="T3">r</text:span><text:span text:style-name="T1">(</text:span><text:span text:style-name="T3">x</text:span><text:span text:style-name="T2">2</text:span><text:span text:style-name="T1">)</text:span></text:p>
          </draw:text-box>
        </draw:frame>
        <draw:frame draw:style-name="gr1" draw:text-style-name="P1" draw:layer="layout" svg:width="2.272cm" svg:height="1.105cm" svg:x="1.128cm" svg:y="5.996cm">
          <draw:text-box>
            <text:p><text:span text:style-name="T3">WS</text:span><text:span text:style-name="T1">(x</text:span><text:span text:style-name="T2">1</text:span><text:span text:style-name="T1">)</text:span></text:p>
          </draw:text-box>
        </draw:frame>
        <draw:connector draw:style-name="gr3" draw:text-style-name="P2" draw:layer="layout" draw:type="curve" svg:x1="5.415cm" svg:y1="6.499cm" svg:x2="10cm" svg:y2="8.499cm" draw:start-shape="id3" draw:start-glue-point="1" draw:end-shape="id4" svg:d="m5415 6499c3439 0 1147 2000 4585 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17T11:58:52</meta:creation-date>
    <meta:editing-duration>PT9M21S</meta:editing-duration>
    <meta:editing-cycles>3</meta:editing-cycles>
    <meta:generator>OpenOffice.org/3.3$Unix OpenOffice.org_project/330m20$Build-9567</meta:generator>
    <meta:initial-creator>Alberto Montresor</meta:initial-creator>
    <dc:date>2011-10-17T12:59:46</dc:date>
    <dc:creator>Alberto Montresor</dc:creator>
    <meta:document-statistic meta:object-count="19"/>
  </office:meta>
</office:document-meta>
</file>